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36771220">
          <text:deletion>
            <office:change-info>
              <dc:creator>Adan Billow</dc:creator>
              <dc:date>2010-06-18T15:22:00</dc:date>
            </office:change-info>
            <text:list xml:id="list593904914"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36770772">
          <text:deletion>
            <office:change-info>
              <dc:creator>Adan Billow</dc:creator>
              <dc:date>2010-06-18T15:22:00</dc:date>
            </office:change-info>
            <text:p text:style-name="Standard">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36770436">
          <text:deletion>
            <office:change-info>
              <dc:creator>Adan Billow</dc:creator>
              <dc:date>2010-06-18T15:23:00</dc:date>
            </office:change-info>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deletion>
        </text:changed-region>
        <text:changed-region text:id="ct-1436771780">
          <text:insertion>
            <office:change-info>
              <dc:creator>Adan Billow</dc:creator>
              <dc:date>2010-06-18T15:23:00</dc:date>
            </office:change-info>
          </text:insertion>
        </text:changed-region>
        <text:changed-region text:id="ct-1436652992">
          <text:insertion>
            <office:change-info>
              <dc:creator>Adan Billow</dc:creator>
              <dc:date>2010-06-18T15:24:00</dc:date>
            </office:change-info>
          </text:insertion>
        </text:changed-region>
        <text:changed-region text:id="ct-1436653328">
          <text:insertion>
            <office:change-info>
              <dc:creator>Adan Billow</dc:creator>
              <dc:date>2010-06-18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266945349" text:continue-numbering="true" text:style-name="L1">
              <text:list-item>
                <text:p text:style-name="P1"><text:change text:change-id="ct-1436771220"/><text:a xlink:type="simple" xlink:href="uri:/ken/docs/ministry/agricultuer/doc000001"/></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text:change text:change-id="ct-1436770772"/>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change text:change-id="ct-1436770436"/></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text:change-start text:change-id="ct-1436771780"/>This is because although I may have said. <text:change-end text:change-id="ct-1436771780"/>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change-start text:change-id="ct-1436652992"/>The House is <text:change-end text:change-id="ct-1436652992"/><text:change-start text:change-id="ct-1436653328"/>most definitly adjourned.<text:change-end text:change-id="ct-1436653328"/></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24M06S</meta:editing-duration>
    <meta:editing-cycles>23</meta:editing-cycles>
    <meta:generator>OpenOffice.org/3.1$Linux OpenOffice.org_project/310m19$Build-9420</meta:generator>
    <meta:initial-creator>Ashok Hariharan</meta:initial-creator>
    <dc:date>2010-06-21T14:41:26</dc:date>
    <dc:creator>Epanisitos Akaranga</dc:creator>
    <meta:document-statistic meta:table-count="0" meta:image-count="0" meta:object-count="0" meta:page-count="4" meta:paragraph-count="49" meta:word-count="1044" meta:character-count="6053"/>
    <meta:user-defined meta:name="BungeniCountryCode">ke</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